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d19a" officeooo:paragraph-rsid="0001d19a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rsid="0001d19a" officeooo:paragraph-rsid="0001d19a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Consolas" fo:font-size="10pt" fo:font-style="italic" style:text-underline-style="none" fo:font-weight="normal" officeooo:rsid="0001d19a" officeooo:paragraph-rsid="0001d19a" fo:background-color="#fffffe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0pt" fo:font-weight="normal" fo:background-color="#ffff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pt" fo:font-weight="normal" officeooo:paragraph-rsid="0007633d" fo:background-color="#fffff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style="normal" style:text-underline-style="none" fo:font-weight="normal" officeooo:rsid="0001d19a" officeooo:paragraph-rsid="0001d19a" fo:background-color="#fffff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d19a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d19a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d19a" officeooo:paragraph-rsid="0001d19a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d19a" officeooo:paragraph-rsid="0001d19a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none" fo:font-weight="bold" officeooo:rsid="0001d19a" officeooo:paragraph-rsid="0001d19a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d19a" officeooo:paragraph-rsid="0001d19a" style:text-blinking="false" fo:background-color="#ffffff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d19a" officeooo:paragraph-rsid="0001d19a" style:text-blinking="false" fo:background-color="#ffffff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P15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d19a" style:text-blinking="false" fo:background-color="#ffffff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0pt" fo:letter-spacing="normal" fo:font-style="normal" style:text-underline-style="none" fo:font-weight="normal" officeooo:rsid="0001d19a" officeooo:paragraph-rsid="0001d19a" style:text-blinking="false" fo:background-color="#ffffff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style:line-height-at-least="0.198in"/>
      <style:text-properties fo:font-variant="normal" fo:text-transform="none" fo:color="#000000" style:text-line-through-style="none" style:text-line-through-type="none" style:font-name="Lato" fo:font-size="14pt" fo:letter-spacing="normal" fo:font-style="normal" style:text-underline-style="solid" style:text-underline-width="auto" style:text-underline-color="font-color" fo:font-weight="bold" officeooo:rsid="0001d19a" style:text-blinking="false" fo:background-color="#ffffff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onsolas" fo:font-size="10pt" fo:font-style="italic" style:text-underline-style="none" fo:font-weight="normal" officeooo:rsid="0001d19a" officeooo:paragraph-rsid="0001d19a" fo:background-color="#fffffe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bold" officeooo:rsid="0001d19a" officeooo:paragraph-rsid="0001d19a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/>
    </style:style>
    <style:style style:name="T2" style:family="text">
      <style:text-properties fo:font-variant="normal" fo:text-transform="none" style:text-line-through-style="none" style:text-line-through-type="none" style:font-name="Lato" fo:font-size="14pt" fo:letter-spacing="normal" fo:font-style="normal" style:text-blinking="false" fo:background-color="#ffffff" loext:char-shading-value="0" style:font-size-asian="14pt" style:font-size-complex="14pt" loext:padding="0in" loext:border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ff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00107e"/>
    </style:style>
    <style:style style:name="T7" style:family="text">
      <style:text-properties fo:color="#00107e" fo:font-size="14pt" style:font-size-asian="14pt" style:font-size-complex="14pt"/>
    </style:style>
    <style:style style:name="T8" style:family="text">
      <style:text-properties fo:color="#a315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-Oriented-Programming</text:p>
      <text:p text:style-name="P1"/>
      <text:p text:style-name="P2"><text:a xlink:type="simple" xlink:href="http://192.168.0.253:8000/learn/javascript-algorithms-and-data-structures/object-oriented-programming/create-a-basic-javascript-object" text:style-name="Internet_20_link" text:visited-style-name="Visited_20_Internet_20_Link"><text:span text:style-name="T2">Create a Basic JavaScript Object</text:span></text:a><text:span text:style-name="T3"> </text:span></text:p>
      <text:p text:style-name="P7"><text:tab/>let dog = {</text:p>
      <text:p text:style-name="P6"><text:tab/>name: "A",</text:p>
      <text:p text:style-name="P5"><text:tab/>numLegs: 4</text:p>
      <text:p text:style-name="P5"><text:tab/>};</text:p>
      <text:p text:style-name="P8"/>
      <text:p text:style-name="P2"><text:a xlink:type="simple" xlink:href="http://192.168.0.253:8000/learn/javascript-algorithms-and-data-structures/object-oriented-programming/use-dot-notation-to-access-the-properties-of-an-object" text:style-name="Internet_20_link" text:visited-style-name="Visited_20_Internet_20_Link"><text:span text:style-name="T1">Use Dot Notation to Access the Properties of an Object</text:span></text:a><text:span text:style-name="T3"> </text:span></text:p>
      <text:p text:style-name="P13"><text:tab/>let dog = {</text:p>
      <text:p text:style-name="P4"><text:tab/>name: "Spot",</text:p>
      <text:p text:style-name="P4"><text:tab/>numLegs: 4</text:p>
      <text:p text:style-name="P4"><text:tab/>};</text:p>
      <text:p text:style-name="P4"><text:tab/>console.log(dog.name)</text:p>
      <text:p text:style-name="P4"><text:tab/>console.log(dog.numLegs)</text:p>
      <text:p text:style-name="P8"/>
      <text:p text:style-name="P2"><text:a xlink:type="simple" xlink:href="http://192.168.0.253:8000/learn/javascript-algorithms-and-data-structures/object-oriented-programming/create-a-method-on-an-object" text:style-name="Internet_20_link" text:visited-style-name="Visited_20_Internet_20_Link"><text:span text:style-name="T1">Create a Method on an Object</text:span></text:a><text:span text:style-name="T3"> </text:span></text:p>
      <text:p text:style-name="P14"><text:tab/>let dog = {</text:p>
      <text:p text:style-name="P4"><text:tab/>name: "Spot",</text:p>
      <text:p text:style-name="P4"><text:tab/>numLegs: 4,</text:p>
      <text:p text:style-name="P4"><text:tab/>sayLegs: () =&gt; "This dog has 4 legs."</text:p>
      <text:p text:style-name="P4"><text:tab/>};</text:p>
      <text:p text:style-name="P4"><text:tab/>dog.sayLegs();</text:p>
      <text:p text:style-name="P9"/>
      <text:p text:style-name="P2"><text:a xlink:type="simple" xlink:href="http://192.168.0.253:8000/learn/javascript-algorithms-and-data-structures/object-oriented-programming/make-code-more-reusable-with-the-this-keyword" text:style-name="Internet_20_link" text:visited-style-name="Visited_20_Internet_20_Link"><text:span text:style-name="T2">Make Code More Reusable with the this Keyword</text:span></text:a><text:span text:style-name="T3"> </text:span></text:p>
      <text:p text:style-name="P14"><text:tab/>let dog = {</text:p>
      <text:p text:style-name="P4"><text:tab/>name: "Spot",</text:p>
      <text:p text:style-name="P4"><text:tab/>numLegs: 4,</text:p>
      <text:p text:style-name="P4"><text:tab/>sayLegs: function() {return "This dog has " + this.numLegs + " legs.";}</text:p>
      <text:p text:style-name="P4"><text:tab/>};</text:p>
      <text:p text:style-name="P4"><text:tab/>dog.sayLegs();</text:p>
      <text:p text:style-name="P15"/>
      <text:p text:style-name="P2"><text:a xlink:type="simple" xlink:href="http://192.168.0.253:8000/learn/javascript-algorithms-and-data-structures/object-oriented-programming/define-a-constructor-function" text:style-name="Internet_20_link" text:visited-style-name="Visited_20_Internet_20_Link"><text:span text:style-name="T2">Define a Constructor Function</text:span></text:a><text:span text:style-name="T3"> </text:span></text:p>
      <text:p text:style-name="P13"><text:tab/>function Dog() {</text:p>
      <text:p text:style-name="P4"><text:tab/>this.name = "A";</text:p>
      <text:p text:style-name="P4"><text:tab/>this.color = "Blue";</text:p>
      <text:p text:style-name="P4"><text:tab/>this.numLegs = 4;</text:p>
      <text:p text:style-name="P4"><text:tab/>}</text:p>
      <text:p text:style-name="P8"/>
      <text:p text:style-name="P2"><text:a xlink:type="simple" xlink:href="http://192.168.0.253:8000/learn/javascript-algorithms-and-data-structures/object-oriented-programming/use-a-constructor-to-create-objects" text:style-name="Internet_20_link" text:visited-style-name="Visited_20_Internet_20_Link"><text:span text:style-name="T1">Use a Constructor to Create Objects</text:span></text:a><text:span text:style-name="T3"> </text:span></text:p>
      <text:p text:style-name="P14"><text:tab/>function Dog() {</text:p>
      <text:p text:style-name="P4"><text:tab/>this.name = "Rupert";</text:p>
      <text:p text:style-name="P4"><text:tab/>this.color = "brown";</text:p>
      <text:p text:style-name="P4"><text:tab/>this.numLegs = 4;</text:p>
      <text:p text:style-name="P4"><text:tab/>}</text:p>
      <text:p text:style-name="P4"><text:tab/>let hound = new Dog</text:p>
      <text:p text:style-name="P14"/>
      <text:p text:style-name="P2"><text:soft-page-break/><text:a xlink:type="simple" xlink:href="http://192.168.0.253:8000/learn/javascript-algorithms-and-data-structures/object-oriented-programming/extend-constructors-to-receive-arguments" text:style-name="Internet_20_link" text:visited-style-name="Visited_20_Internet_20_Link"><text:span text:style-name="T2">Extend Constructors to Receive Arguments</text:span></text:a><text:span text:style-name="T3"> </text:span></text:p>
      <text:p text:style-name="P14"><text:tab/>function Dog(name, color) {</text:p>
      <text:p text:style-name="P4"><text:tab/>this.name = name;</text:p>
      <text:p text:style-name="P4"><text:tab/>this.color = color;</text:p>
      <text:p text:style-name="P4"><text:tab/>this.numLegs = 4</text:p>
      <text:p text:style-name="P4"><text:tab/>}</text:p>
      <text:p text:style-name="P4"><text:tab/>let terrier = new Dog('sdf', 'sdf')</text:p>
      <text:p text:style-name="P14"/>
      <text:p text:style-name="P2"><text:a xlink:type="simple" xlink:href="http://192.168.0.253:8000/learn/javascript-algorithms-and-data-structures/object-oriented-programming/verify-an-objects-constructor-with-instanceof" text:style-name="Internet_20_link" text:visited-style-name="Visited_20_Internet_20_Link"><text:span text:style-name="T2">Verify an Object's Constructor with instanceof</text:span></text:a><text:span text:style-name="T3"> </text:span></text:p>
      <text:p text:style-name="P3"><text:tab/>function House(numBedrooms) {</text:p>
      <text:p text:style-name="P4"><text:tab/>this.numBedrooms = numBedrooms;</text:p>
      <text:p text:style-name="P4"><text:tab/>}</text:p>
      <text:p text:style-name="P4"><text:tab/>let myHouse = new House(4)</text:p>
      <text:p text:style-name="P4"><text:tab/>myHouse instanceof House </text:p>
      <text:p text:style-name="P15"/>
      <text:p text:style-name="P2"><text:a xlink:type="simple" xlink:href="http://192.168.0.253:8000/learn/javascript-algorithms-and-data-structures/object-oriented-programming/understand-own-properties" text:style-name="Internet_20_link" text:visited-style-name="Visited_20_Internet_20_Link"><text:span text:style-name="T2">Understand Own Properties</text:span></text:a><text:span text:style-name="T3"> </text:span></text:p>
      <text:p text:style-name="P14"><text:tab/>function Bird(name) {</text:p>
      <text:p text:style-name="P4"><text:tab/>this.name = name;</text:p>
      <text:p text:style-name="P4"><text:tab/>this.numLegs = 2;</text:p>
      <text:p text:style-name="P4"><text:tab/>}</text:p>
      <text:p text:style-name="P4"><text:tab/>let canary = new Bird("Tweety");</text:p>
      <text:p text:style-name="P4"><text:tab/>let ownProps = [];</text:p>
      <text:p text:style-name="P4"><text:tab/>for (let property in canary) {</text:p>
      <text:p text:style-name="P4"><text:tab/>if(canary.hasOwnProperty(property)) {</text:p>
      <text:p text:style-name="P4"><text:tab/>ownProps.push(property);</text:p>
      <text:p text:style-name="P4"><text:tab/>}</text:p>
      <text:p text:style-name="P4"><text:tab/>}</text:p>
      <text:p text:style-name="P9"/>
      <text:p text:style-name="P2"><text:a xlink:type="simple" xlink:href="http://192.168.0.253:8000/learn/javascript-algorithms-and-data-structures/object-oriented-programming/use-prototype-properties-to-reduce-duplicate-code" text:style-name="Internet_20_link" text:visited-style-name="Visited_20_Internet_20_Link"><text:span text:style-name="T2">Use Prototype Properties to Reduce Duplicate Code</text:span></text:a><text:span text:style-name="T3"> </text:span></text:p>
      <text:p text:style-name="P14"><text:tab/>function Dog(name) {</text:p>
      <text:p text:style-name="P4"><text:tab/>this.name = name;</text:p>
      <text:p text:style-name="P4"><text:tab/>}</text:p>
      <text:p text:style-name="P4"><text:tab/>Dog.prototype.numLegs = 4;</text:p>
      <text:p text:style-name="P4"><text:tab/>let beagle = new Dog("Snoopy");</text:p>
      <text:p text:style-name="P9"/>
      <text:p text:style-name="P2"><text:a xlink:type="simple" xlink:href="http://192.168.0.253:8000/learn/javascript-algorithms-and-data-structures/object-oriented-programming/iterate-over-all-properties" text:style-name="Internet_20_link" text:visited-style-name="Visited_20_Internet_20_Link"><text:span text:style-name="T2">Iterate Over All Properties</text:span></text:a><text:span text:style-name="T3"> </text:span></text:p>
      <text:p text:style-name="P13"><text:tab/>function Dog(name) {</text:p>
      <text:p text:style-name="P4"><text:tab/>this.name = name;</text:p>
      <text:p text:style-name="P4"><text:tab/>}</text:p>
      <text:p text:style-name="P4"><text:tab/>Dog.prototype.numLegs = 4;</text:p>
      <text:p text:style-name="P4"><text:tab/>let beagle = new Dog("Snoopy");</text:p>
      <text:p text:style-name="P4"><text:tab/>let ownProps = [];</text:p>
      <text:p text:style-name="P4"><text:tab/>let prototypeProps = [];</text:p>
      <text:p text:style-name="P4"><text:tab/>for (let property in beagle) {</text:p>
      <text:p text:style-name="P4"><text:tab/>if(beagle.hasOwnProperty(property)) {</text:p>
      <text:p text:style-name="P4"><text:tab/>ownProps.push(property);</text:p>
      <text:p text:style-name="P4"><text:tab/>} else {</text:p>
      <text:p text:style-name="P4"><text:soft-page-break/><text:tab/>prototypeProps.push(property);</text:p>
      <text:p text:style-name="P4"><text:tab/>}</text:p>
      <text:p text:style-name="P4"><text:tab/>}</text:p>
      <text:p text:style-name="P11"/>
      <text:p text:style-name="P2"><text:a xlink:type="simple" xlink:href="http://192.168.0.253:8000/learn/javascript-algorithms-and-data-structures/object-oriented-programming/understand-the-constructor-property" text:style-name="Internet_20_link" text:visited-style-name="Visited_20_Internet_20_Link"><text:span text:style-name="T1">Understand the Constructor Property</text:span></text:a><text:span text:style-name="T3"> </text:span></text:p>
      <text:p text:style-name="P13"><text:tab/>function Dog(name) {</text:p>
      <text:p text:style-name="P4"><text:tab/>this.name = name;</text:p>
      <text:p text:style-name="P4"><text:tab/>}</text:p>
      <text:p text:style-name="P4"><text:tab/>function joinDogFraternity(candidate) {</text:p>
      <text:p text:style-name="P4"><text:tab/>if (candidate.constructor === Dog) {</text:p>
      <text:p text:style-name="P4"><text:tab/>return true;</text:p>
      <text:p text:style-name="P4"><text:tab/>} else {</text:p>
      <text:p text:style-name="P4"><text:tab/>return false;</text:p>
      <text:p text:style-name="P4"><text:tab/>}</text:p>
      <text:p text:style-name="P4"><text:tab/>}</text:p>
      <text:p text:style-name="P11"/>
      <text:p text:style-name="P2"><text:a xlink:type="simple" xlink:href="http://192.168.0.253:8000/learn/javascript-algorithms-and-data-structures/object-oriented-programming/change-the-prototype-to-a-new-object" text:style-name="Internet_20_link" text:visited-style-name="Visited_20_Internet_20_Link"><text:span text:style-name="T1">Change the Prototype to a New Object</text:span></text:a><text:span text:style-name="T3"> </text:span></text:p>
      <text:p text:style-name="P13"><text:tab/>function Dog(name) {</text:p>
      <text:p text:style-name="P4"><text:tab/>this.name = name;</text:p>
      <text:p text:style-name="P4"><text:tab/>}</text:p>
      <text:p text:style-name="P4"><text:tab/>Dog.prototype = {</text:p>
      <text:p text:style-name="P4"><text:tab/>numLegs: 4, </text:p>
      <text:p text:style-name="P4"><text:tab/>eat: function() {</text:p>
      <text:p text:style-name="P4"><text:tab/>console.log("nom nom nom");</text:p>
      <text:p text:style-name="P4"><text:tab/>},</text:p>
      <text:p text:style-name="P4"><text:tab/>describe: function() {</text:p>
      <text:p text:style-name="P4"><text:tab/>console.log("My name is " + this.name);</text:p>
      <text:p text:style-name="P4"><text:tab/>}</text:p>
      <text:p text:style-name="P4"><text:tab/>};</text:p>
      <text:p text:style-name="P12"/>
      <text:p text:style-name="P2"><text:a xlink:type="simple" xlink:href="http://192.168.0.253:8000/learn/javascript-algorithms-and-data-structures/object-oriented-programming/remember-to-set-the-constructor-property-when-changing-the-prototype" text:style-name="Internet_20_link" text:visited-style-name="Visited_20_Internet_20_Link"><text:span text:style-name="T1">Remember to Set the Constructor Property when Changing the Prototype</text:span></text:a><text:span text:style-name="T3"> </text:span></text:p>
      <text:p text:style-name="P13"><text:tab/>function Dog(name) {</text:p>
      <text:p text:style-name="P4"><text:tab/>this.name = name;</text:p>
      <text:p text:style-name="P4"><text:tab/>}</text:p>
      <text:p text:style-name="P4"><text:tab/>Dog.prototype = {</text:p>
      <text:p text:style-name="P4"><text:tab/>constructor: Dog,</text:p>
      <text:p text:style-name="P4"><text:tab/>numLegs: 4,</text:p>
      <text:p text:style-name="P4"><text:tab/>eat: function() {</text:p>
      <text:p text:style-name="P4"><text:tab/>console.log("nom nom nom");</text:p>
      <text:p text:style-name="P4"><text:tab/>},</text:p>
      <text:p text:style-name="P4"><text:tab/>describe: function() {</text:p>
      <text:p text:style-name="P4"><text:tab/>console.log("My name is " + this.name);</text:p>
      <text:p text:style-name="P4"><text:tab/>}</text:p>
      <text:p text:style-name="P4"><text:tab/>};</text:p>
      <text:p text:style-name="P13"/>
      <text:p text:style-name="P2"><text:a xlink:type="simple" xlink:href="http://192.168.0.253:8000/learn/javascript-algorithms-and-data-structures/object-oriented-programming/understand-where-an-objects-prototype-comes-from" text:style-name="Internet_20_link" text:visited-style-name="Visited_20_Internet_20_Link"><text:span text:style-name="T1">Understand Where an Object’s Prototype Comes From</text:span></text:a><text:span text:style-name="T3"> </text:span></text:p>
      <text:p text:style-name="P13"><text:tab/>function Dog(name) {</text:p>
      <text:p text:style-name="P4"><text:soft-page-break/><text:tab/>this.name = name;</text:p>
      <text:p text:style-name="P4"><text:tab/>}</text:p>
      <text:p text:style-name="P4"><text:tab/>let beagle = new Dog("Snoopy");</text:p>
      <text:p text:style-name="P4"><text:tab/>Dog.prototype.isPrototypeOf(beagle);</text:p>
      <text:p text:style-name="P11"/>
      <text:p text:style-name="P2"><text:a xlink:type="simple" xlink:href="http://192.168.0.253:8000/learn/javascript-algorithms-and-data-structures/object-oriented-programming/understand-the-prototype-chain" text:style-name="Internet_20_link" text:visited-style-name="Visited_20_Internet_20_Link"><text:span text:style-name="T1">Understand the Prototype Chain</text:span></text:a><text:span text:style-name="T3"> </text:span></text:p>
      <text:p text:style-name="P14"><text:tab/>function Dog(name) {</text:p>
      <text:p text:style-name="P4"><text:tab/>this.name = name;</text:p>
      <text:p text:style-name="P4"><text:tab/>}</text:p>
      <text:p text:style-name="P4"><text:tab/>let beagle = new Dog("Snoopy");</text:p>
      <text:p text:style-name="P4"><text:tab/>Dog.prototype.isPrototypeOf(beagle); </text:p>
      <text:p text:style-name="P4"><text:tab/>Object.prototype.isPrototypeOf(Dog.prototype);</text:p>
      <text:p text:style-name="P10"/>
      <text:p text:style-name="P2"><text:a xlink:type="simple" xlink:href="http://192.168.0.253:8000/learn/javascript-algorithms-and-data-structures/object-oriented-programming/use-inheritance-so-you-dont-repeat-yourself" text:style-name="Internet_20_link" text:visited-style-name="Visited_20_Internet_20_Link"><text:span text:style-name="T2">Use Inheritance So You Don't Repeat Yourself</text:span></text:a><text:span text:style-name="T3"> </text:span></text:p>
      <text:p text:style-name="P13"><text:tab/>function Cat(name) {</text:p>
      <text:p text:style-name="P4"><text:tab/>this.name = name;</text:p>
      <text:p text:style-name="P4"><text:tab/>}</text:p>
      <text:p text:style-name="P4"><text:tab/>Cat.prototype = {</text:p>
      <text:p text:style-name="P4"><text:tab/>constructor: Cat,</text:p>
      <text:p text:style-name="P4"><text:tab/>};</text:p>
      <text:p text:style-name="P4"><text:tab/>function Bear(name) {</text:p>
      <text:p text:style-name="P4"><text:tab/>this.name = name;</text:p>
      <text:p text:style-name="P4"><text:tab/>}</text:p>
      <text:p text:style-name="P4"><text:tab/>Bear.prototype = {</text:p>
      <text:p text:style-name="P4"><text:tab/>constructor: Bear,</text:p>
      <text:p text:style-name="P4"><text:tab/>};</text:p>
      <text:p text:style-name="P4"><text:tab/>function Animal() { }</text:p>
      <text:p text:style-name="P4"><text:tab/>Animal.prototype = {</text:p>
      <text:p text:style-name="P4"><text:tab/>constructor: Animal,</text:p>
      <text:p text:style-name="P4"><text:tab/>eat: function() {</text:p>
      <text:p text:style-name="P4"><text:tab/>console.log("nom nom nom");</text:p>
      <text:p text:style-name="P4"><text:tab/>}</text:p>
      <text:p text:style-name="P4"><text:tab/>};</text:p>
      <text:p text:style-name="P8"/>
      <text:p text:style-name="P2"><text:a xlink:type="simple" xlink:href="http://192.168.0.253:8000/learn/javascript-algorithms-and-data-structures/object-oriented-programming/inherit-behaviors-from-a-supertype" text:style-name="Internet_20_link" text:visited-style-name="Visited_20_Internet_20_Link"><text:span text:style-name="T1">Inherit Behaviors from a Supertype</text:span></text:a><text:span text:style-name="T3"> </text:span></text:p>
      <text:p text:style-name="P2"><text:a xlink:type="simple" xlink:href="http://192.168.0.253:8000/learn/javascript-algorithms-and-data-structures/object-oriented-programming/set-the-childs-prototype-to-an-instance-of-the-parent" text:style-name="Internet_20_link" text:visited-style-name="Visited_20_Internet_20_Link"><text:span text:style-name="T2"/></text:a></text:p>
      <text:p text:style-name="P2"><text:a xlink:type="simple" xlink:href="http://192.168.0.253:8000/learn/javascript-algorithms-and-data-structures/object-oriented-programming/set-the-childs-prototype-to-an-instance-of-the-parent" text:style-name="Internet_20_link" text:visited-style-name="Visited_20_Internet_20_Link"><text:span text:style-name="T2">Set the Child's Prototype to an Instance of the Parent</text:span></text:a><text:span text:style-name="T3"> </text:span></text:p>
      <text:p text:style-name="P2"><text:a xlink:type="simple" xlink:href="http://192.168.0.253:8000/learn/javascript-algorithms-and-data-structures/object-oriented-programming/reset-an-inherited-constructor-property" text:style-name="Internet_20_link" text:visited-style-name="Visited_20_Internet_20_Link"><text:span text:style-name="T2"/></text:a></text:p>
      <text:p text:style-name="P2"><text:a xlink:type="simple" xlink:href="http://192.168.0.253:8000/learn/javascript-algorithms-and-data-structures/object-oriented-programming/reset-an-inherited-constructor-property" text:style-name="Internet_20_link" text:visited-style-name="Visited_20_Internet_20_Link"><text:span text:style-name="T2">Reset an Inherited Constructor Property</text:span></text:a><text:span text:style-name="T3"> </text:span></text:p>
      <text:p text:style-name="P2"><text:a xlink:type="simple" xlink:href="http://192.168.0.253:8000/learn/javascript-algorithms-and-data-structures/object-oriented-programming/add-methods-after-inheritance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object-oriented-programming/add-methods-after-inheritance" text:style-name="Internet_20_link" text:visited-style-name="Visited_20_Internet_20_Link"><text:span text:style-name="T1">Add Methods After Inheritance</text:span></text:a><text:span text:style-name="T3"> </text:span></text:p>
      <text:p text:style-name="P2"><text:a xlink:type="simple" xlink:href="http://192.168.0.253:8000/learn/javascript-algorithms-and-data-structures/object-oriented-programming/override-inherited-methods" text:style-name="Internet_20_link" text:visited-style-name="Visited_20_Internet_20_Link"><text:span text:style-name="T2"/></text:a></text:p>
      <text:p text:style-name="P2"><text:a xlink:type="simple" xlink:href="http://192.168.0.253:8000/learn/javascript-algorithms-and-data-structures/object-oriented-programming/override-inherited-methods" text:style-name="Internet_20_link" text:visited-style-name="Visited_20_Internet_20_Link"><text:span text:style-name="T2">Override Inherited Methods</text:span></text:a><text:span text:style-name="T3"> </text:span></text:p>
      <text:p text:style-name="P2"><text:a xlink:type="simple" xlink:href="http://192.168.0.253:8000/learn/javascript-algorithms-and-data-structures/object-oriented-programming/use-a-mixin-to-add-common-behavior-between-unrelated-objects" text:style-name="Internet_20_link" text:visited-style-name="Visited_20_Internet_20_Link"><text:span text:style-name="T1"/></text:a></text:p>
      <text:p text:style-name="P2"><text:a xlink:type="simple" xlink:href="http://192.168.0.253:8000/learn/javascript-algorithms-and-data-structures/object-oriented-programming/use-a-mixin-to-add-common-behavior-between-unrelated-objects" text:style-name="Internet_20_link" text:visited-style-name="Visited_20_Internet_20_Link"><text:span text:style-name="T1">Use a Mixin to Add Common Behavior Between Unrelated Objects</text:span></text:a><text:span text:style-name="T3"> </text:span></text:p>
      <text:p text:style-name="P2"><text:soft-page-break/><text:a xlink:type="simple" xlink:href="http://192.168.0.253:8000/learn/javascript-algorithms-and-data-structures/object-oriented-programming/use-closure-to-protect-properties-within-an-object-from-being-modified-externally" text:style-name="Internet_20_link" text:visited-style-name="Visited_20_Internet_20_Link"><text:span text:style-name="T2"/></text:a></text:p>
      <text:p text:style-name="P2"><text:a xlink:type="simple" xlink:href="http://192.168.0.253:8000/learn/javascript-algorithms-and-data-structures/object-oriented-programming/use-closure-to-protect-properties-within-an-object-from-being-modified-externally" text:style-name="Internet_20_link" text:visited-style-name="Visited_20_Internet_20_Link"><text:span text:style-name="T2">Use Closure to Protect Properties Within an Object from Being Modified Externally</text:span></text:a><text:span text:style-name="T3"> </text:span></text:p>
      <text:p text:style-name="P2"><text:a xlink:type="simple" xlink:href="http://192.168.0.253:8000/learn/javascript-algorithms-and-data-structures/object-oriented-programming/understand-the-immediately-invoked-function-expression-iife" text:style-name="Internet_20_link" text:visited-style-name="Visited_20_Internet_20_Link"><text:span text:style-name="T2"/></text:a></text:p>
      <text:p text:style-name="P2"><text:a xlink:type="simple" xlink:href="http://192.168.0.253:8000/learn/javascript-algorithms-and-data-structures/object-oriented-programming/understand-the-immediately-invoked-function-expression-iife" text:style-name="Internet_20_link" text:visited-style-name="Visited_20_Internet_20_Link"><text:span text:style-name="T2">Understand the Immediately Invoked Function Expression (IIFE)</text:span></text:a><text:span text:style-name="T3"> </text:span></text:p>
      <text:p text:style-name="P2"><text:a xlink:type="simple" xlink:href="http://192.168.0.253:8000/learn/javascript-algorithms-and-data-structures/object-oriented-programming/use-an-iife-to-create-a-module" text:style-name="Internet_20_link" text:visited-style-name="Visited_20_Internet_20_Link"><text:span text:style-name="T2"/></text:a></text:p>
      <text:p text:style-name="P2"><text:a xlink:type="simple" xlink:href="http://192.168.0.253:8000/learn/javascript-algorithms-and-data-structures/object-oriented-programming/use-an-iife-to-create-a-module" text:style-name="Internet_20_link" text:visited-style-name="Visited_20_Internet_20_Link"><text:span text:style-name="T2">Use an IIFE to Create a Module</text:span></text:a><text:span text:style-name="T3"> </text:span></text:p>
      <text:p text:style-name="P3"><text:tab/>let funModule = (function () {</text:p>
      <text:p text:style-name="P4"><text:tab/>return {</text:p>
      <text:p text:style-name="P4"><text:tab/>isCuteMixin: function (obj) {</text:p>
      <text:p text:style-name="P4"><text:tab/>obj.isCute = function () {</text:p>
      <text:p text:style-name="P4"><text:tab/>return true;</text:p>
      <text:p text:style-name="P4"><text:tab/>};</text:p>
      <text:p text:style-name="P4"><text:tab/>},</text:p>
      <text:p text:style-name="P4"><text:tab/>singMixin: function (obj) {</text:p>
      <text:p text:style-name="P4"><text:tab/>obj.sing = function () {</text:p>
      <text:p text:style-name="P4"><text:tab/>console.log("Singing to an awesome tune");</text:p>
      <text:p text:style-name="P4"><text:tab/>};</text:p>
      <text:p text:style-name="P4"><text:tab/>}</text:p>
      <text:p text:style-name="P4"><text:tab/>}</text:p>
      <text:p text:style-name="P4"><text:tab/>})();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2-16T18:06:00.813000000</dc:date>
    <meta:editing-duration>PT1H17M39S</meta:editing-duration>
    <meta:editing-cycles>6</meta:editing-cycles>
    <meta:document-statistic meta:table-count="0" meta:image-count="0" meta:object-count="0" meta:page-count="5" meta:paragraph-count="180" meta:word-count="571" meta:character-count="3815" meta:non-whitespace-character-count="3242"/>
  </office:meta>
</office:document-meta>
</file>